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2" table:number-columns-repeated="5"/>
          <table:table-cell table:style-name="ce1" table:number-columns-repeated="1017"/>
        </table:table-row>
        <table:table-row table:style-name="ro2">
          <table:table-cell table:style-name="ce1" table:number-columns-repeated="2"/>
          <table:table-cell table:style-name="ce2"/>
          <table:table-cell table:style-name="ce4" office:value-type="string">
            <text:p>Trig Table</text:p>
          </table:table-cell>
          <table:table-cell table:style-name="ce2" table:number-columns-repeated="3"/>
          <table:table-cell table:style-name="ce1" table:number-columns-repeated="1017"/>
        </table:table-row>
        <table:table-row table:style-name="ro1" table:number-rows-repeated="2">
          <table:table-cell table:style-name="ce1" table:number-columns-repeated="2"/>
          <table:table-cell table:style-name="ce2" table:number-columns-repeated="5"/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 table:style-name="ce2" office:value-type="string">
            <text:p>Angle</text:p>
          </table:table-cell>
          <table:table-cell table:style-name="ce2" office:value-type="string">
            <text:p>Rad</text:p>
          </table:table-cell>
          <table:table-cell table:style-name="ce2" office:value-type="string">
            <text:p>Sin</text:p>
          </table:table-cell>
          <table:table-cell table:style-name="ce2" office:value-type="string">
            <text:p>Cos</text:p>
          </table:table-cell>
          <table:table-cell table:style-name="ce2" office:value-type="string">
            <text:p>Tan</text:p>
          </table:table-cell>
          <table:table-cell table:style-name="ce1" table:number-columns-repeated="1017"/>
        </table:table-row>
        <table:table-row table:style-name="ro1">
          <table:table-cell table:number-columns-repeated="2"/>
          <table:table-cell office:value-type="float" office:value="0">
            <text:p>0.0000</text:p>
          </table:table-cell>
          <table:table-cell table:formula="of:=[.C6]*ATAN(1)/45" office:value-type="float" office:value="0">
            <text:p>0.0000</text:p>
          </table:table-cell>
          <table:table-cell table:formula="of:=SIN([.D6])" office:value-type="float" office:value="0">
            <text:p>0.0000</text:p>
          </table:table-cell>
          <table:table-cell table:formula="of:=COS([.D6])" office:value-type="float" office:value="1">
            <text:p>1.0000</text:p>
          </table:table-cell>
          <table:table-cell table:formula="of:=TAN([.D6])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>
            <text:p>5.0000</text:p>
          </table:table-cell>
          <table:table-cell table:formula="of:=[.C7]*ATAN(1)/45" office:value-type="float" office:value="0.0872664625997165">
            <text:p>0.0873</text:p>
          </table:table-cell>
          <table:table-cell table:formula="of:=SIN([.D7])" office:value-type="float" office:value="0.0871557427476582">
            <text:p>0.0872</text:p>
          </table:table-cell>
          <table:table-cell table:formula="of:=COS([.D7])" office:value-type="float" office:value="0.996194698091746">
            <text:p>0.9962</text:p>
          </table:table-cell>
          <table:table-cell table:formula="of:=TAN([.D7])" office:value-type="float" office:value="0.087488663525924">
            <text:p>0.0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">
            <text:p>10.0000</text:p>
          </table:table-cell>
          <table:table-cell table:formula="of:=[.C8]*ATAN(1)/45" office:value-type="float" office:value="0.174532925199433">
            <text:p>0.1745</text:p>
          </table:table-cell>
          <table:table-cell table:formula="of:=SIN([.D8])" office:value-type="float" office:value="0.17364817766693">
            <text:p>0.1736</text:p>
          </table:table-cell>
          <table:table-cell table:formula="of:=COS([.D8])" office:value-type="float" office:value="0.984807753012208">
            <text:p>0.9848</text:p>
          </table:table-cell>
          <table:table-cell table:formula="of:=TAN([.D8])" office:value-type="float" office:value="0.176326980708465">
            <text:p>0.17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>
            <text:p>15.0000</text:p>
          </table:table-cell>
          <table:table-cell table:formula="of:=[.C9]*ATAN(1)/45" office:value-type="float" office:value="0.261799387799149">
            <text:p>0.2618</text:p>
          </table:table-cell>
          <table:table-cell table:formula="of:=SIN([.D9])" office:value-type="float" office:value="0.258819045102521">
            <text:p>0.2588</text:p>
          </table:table-cell>
          <table:table-cell table:formula="of:=COS([.D9])" office:value-type="float" office:value="0.965925826289068">
            <text:p>0.9659</text:p>
          </table:table-cell>
          <table:table-cell table:formula="of:=TAN([.D9])" office:value-type="float" office:value="0.267949192431123">
            <text:p>0.267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>
            <text:p>20.0000</text:p>
          </table:table-cell>
          <table:table-cell table:formula="of:=[.C10]*ATAN(1)/45" office:value-type="float" office:value="0.349065850398866">
            <text:p>0.3491</text:p>
          </table:table-cell>
          <table:table-cell table:formula="of:=SIN([.D10])" office:value-type="float" office:value="0.342020143325669">
            <text:p>0.3420</text:p>
          </table:table-cell>
          <table:table-cell table:formula="of:=COS([.D10])" office:value-type="float" office:value="0.939692620785908">
            <text:p>0.9397</text:p>
          </table:table-cell>
          <table:table-cell table:formula="of:=TAN([.D10])" office:value-type="float" office:value="0.363970234266202">
            <text:p>0.36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>
            <text:p>25.0000</text:p>
          </table:table-cell>
          <table:table-cell table:formula="of:=[.C11]*ATAN(1)/45" office:value-type="float" office:value="0.436332312998582">
            <text:p>0.4363</text:p>
          </table:table-cell>
          <table:table-cell table:formula="of:=SIN([.D11])" office:value-type="float" office:value="0.422618261740699">
            <text:p>0.4226</text:p>
          </table:table-cell>
          <table:table-cell table:formula="of:=COS([.D11])" office:value-type="float" office:value="0.90630778703665">
            <text:p>0.9063</text:p>
          </table:table-cell>
          <table:table-cell table:formula="of:=TAN([.D11])" office:value-type="float" office:value="0.466307658154999">
            <text:p>0.46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>
            <text:p>30.0000</text:p>
          </table:table-cell>
          <table:table-cell table:formula="of:=[.C12]*ATAN(1)/45" office:value-type="float" office:value="0.523598775598299">
            <text:p>0.5236</text:p>
          </table:table-cell>
          <table:table-cell table:formula="of:=SIN([.D12])" office:value-type="float" office:value="0.5">
            <text:p>0.5000</text:p>
          </table:table-cell>
          <table:table-cell table:formula="of:=COS([.D12])" office:value-type="float" office:value="0.866025403784439">
            <text:p>0.8660</text:p>
          </table:table-cell>
          <table:table-cell table:formula="of:=TAN([.D12])" office:value-type="float" office:value="0.577350269189626">
            <text:p>0.577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>
            <text:p>35.0000</text:p>
          </table:table-cell>
          <table:table-cell table:formula="of:=[.C13]*ATAN(1)/45" office:value-type="float" office:value="0.610865238198015">
            <text:p>0.6109</text:p>
          </table:table-cell>
          <table:table-cell table:formula="of:=SIN([.D13])" office:value-type="float" office:value="0.573576436351046">
            <text:p>0.5736</text:p>
          </table:table-cell>
          <table:table-cell table:formula="of:=COS([.D13])" office:value-type="float" office:value="0.819152044288992">
            <text:p>0.8192</text:p>
          </table:table-cell>
          <table:table-cell table:formula="of:=TAN([.D13])" office:value-type="float" office:value="0.70020753820971">
            <text:p>0.70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0">
            <text:p>40.0000</text:p>
          </table:table-cell>
          <table:table-cell table:formula="of:=[.C14]*ATAN(1)/45" office:value-type="float" office:value="0.698131700797732">
            <text:p>0.6981</text:p>
          </table:table-cell>
          <table:table-cell table:formula="of:=SIN([.D14])" office:value-type="float" office:value="0.642787609686539">
            <text:p>0.6428</text:p>
          </table:table-cell>
          <table:table-cell table:formula="of:=COS([.D14])" office:value-type="float" office:value="0.766044443118978">
            <text:p>0.7660</text:p>
          </table:table-cell>
          <table:table-cell table:formula="of:=TAN([.D14])" office:value-type="float" office:value="0.83909963117728">
            <text:p>0.839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5">
            <text:p>45.0000</text:p>
          </table:table-cell>
          <table:table-cell table:formula="of:=[.C15]*ATAN(1)/45" office:value-type="float" office:value="0.785398163397448">
            <text:p>0.7854</text:p>
          </table:table-cell>
          <table:table-cell table:formula="of:=SIN([.D15])" office:value-type="float" office:value="0.707106781186547">
            <text:p>0.7071</text:p>
          </table:table-cell>
          <table:table-cell table:formula="of:=COS([.D15])" office:value-type="float" office:value="0.707106781186548">
            <text:p>0.7071</text:p>
          </table:table-cell>
          <table:table-cell table:formula="of:=TAN([.D15])" office:value-type="float" office:value="1">
            <text:p>1.0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0">
            <text:p>50.0000</text:p>
          </table:table-cell>
          <table:table-cell table:formula="of:=[.C16]*ATAN(1)/45" office:value-type="float" office:value="0.872664625997165">
            <text:p>0.8727</text:p>
          </table:table-cell>
          <table:table-cell table:formula="of:=SIN([.D16])" office:value-type="float" office:value="0.766044443118978">
            <text:p>0.7660</text:p>
          </table:table-cell>
          <table:table-cell table:formula="of:=COS([.D16])" office:value-type="float" office:value="0.642787609686539">
            <text:p>0.6428</text:p>
          </table:table-cell>
          <table:table-cell table:formula="of:=TAN([.D16])" office:value-type="float" office:value="1.19175359259421">
            <text:p>1.19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5">
            <text:p>55.0000</text:p>
          </table:table-cell>
          <table:table-cell table:formula="of:=[.C17]*ATAN(1)/45" office:value-type="float" office:value="0.959931088596881">
            <text:p>0.9599</text:p>
          </table:table-cell>
          <table:table-cell table:formula="of:=SIN([.D17])" office:value-type="float" office:value="0.819152044288992">
            <text:p>0.8192</text:p>
          </table:table-cell>
          <table:table-cell table:formula="of:=COS([.D17])" office:value-type="float" office:value="0.573576436351046">
            <text:p>0.5736</text:p>
          </table:table-cell>
          <table:table-cell table:formula="of:=TAN([.D17])" office:value-type="float" office:value="1.42814800674211">
            <text:p>1.428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0">
            <text:p>60.0000</text:p>
          </table:table-cell>
          <table:table-cell table:formula="of:=[.C18]*ATAN(1)/45" office:value-type="float" office:value="1.0471975511966">
            <text:p>1.0472</text:p>
          </table:table-cell>
          <table:table-cell table:formula="of:=SIN([.D18])" office:value-type="float" office:value="0.866025403784439">
            <text:p>0.8660</text:p>
          </table:table-cell>
          <table:table-cell table:formula="of:=COS([.D18])" office:value-type="float" office:value="0.5">
            <text:p>0.5000</text:p>
          </table:table-cell>
          <table:table-cell table:formula="of:=TAN([.D18])" office:value-type="float" office:value="1.73205080756888">
            <text:p>1.73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5">
            <text:p>65.0000</text:p>
          </table:table-cell>
          <table:table-cell table:formula="of:=[.C19]*ATAN(1)/45" office:value-type="float" office:value="1.13446401379631">
            <text:p>1.1345</text:p>
          </table:table-cell>
          <table:table-cell table:formula="of:=SIN([.D19])" office:value-type="float" office:value="0.90630778703665">
            <text:p>0.9063</text:p>
          </table:table-cell>
          <table:table-cell table:formula="of:=COS([.D19])" office:value-type="float" office:value="0.422618261740699">
            <text:p>0.4226</text:p>
          </table:table-cell>
          <table:table-cell table:formula="of:=TAN([.D19])" office:value-type="float" office:value="2.14450692050956">
            <text:p>2.14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0">
            <text:p>70.0000</text:p>
          </table:table-cell>
          <table:table-cell table:formula="of:=[.C20]*ATAN(1)/45" office:value-type="float" office:value="1.22173047639603">
            <text:p>1.2217</text:p>
          </table:table-cell>
          <table:table-cell table:formula="of:=SIN([.D20])" office:value-type="float" office:value="0.939692620785908">
            <text:p>0.9397</text:p>
          </table:table-cell>
          <table:table-cell table:formula="of:=COS([.D20])" office:value-type="float" office:value="0.342020143325669">
            <text:p>0.3420</text:p>
          </table:table-cell>
          <table:table-cell table:formula="of:=TAN([.D20])" office:value-type="float" office:value="2.74747741945462">
            <text:p>2.74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5">
            <text:p>75.0000</text:p>
          </table:table-cell>
          <table:table-cell table:formula="of:=[.C21]*ATAN(1)/45" office:value-type="float" office:value="1.30899693899575">
            <text:p>1.3090</text:p>
          </table:table-cell>
          <table:table-cell table:formula="of:=SIN([.D21])" office:value-type="float" office:value="0.965925826289068">
            <text:p>0.9659</text:p>
          </table:table-cell>
          <table:table-cell table:formula="of:=COS([.D21])" office:value-type="float" office:value="0.258819045102521">
            <text:p>0.2588</text:p>
          </table:table-cell>
          <table:table-cell table:formula="of:=TAN([.D21])" office:value-type="float" office:value="3.73205080756888">
            <text:p>3.73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0">
            <text:p>80.0000</text:p>
          </table:table-cell>
          <table:table-cell table:formula="of:=[.C22]*ATAN(1)/45" office:value-type="float" office:value="1.39626340159546">
            <text:p>1.3963</text:p>
          </table:table-cell>
          <table:table-cell table:formula="of:=SIN([.D22])" office:value-type="float" office:value="0.984807753012208">
            <text:p>0.9848</text:p>
          </table:table-cell>
          <table:table-cell table:formula="of:=COS([.D22])" office:value-type="float" office:value="0.17364817766693">
            <text:p>0.1736</text:p>
          </table:table-cell>
          <table:table-cell table:formula="of:=TAN([.D22])" office:value-type="float" office:value="5.67128181961771">
            <text:p>5.671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5">
            <text:p>85.0000</text:p>
          </table:table-cell>
          <table:table-cell table:formula="of:=[.C23]*ATAN(1)/45" office:value-type="float" office:value="1.48352986419518">
            <text:p>1.4835</text:p>
          </table:table-cell>
          <table:table-cell table:formula="of:=SIN([.D23])" office:value-type="float" office:value="0.996194698091746">
            <text:p>0.9962</text:p>
          </table:table-cell>
          <table:table-cell table:formula="of:=COS([.D23])" office:value-type="float" office:value="0.0871557427476581">
            <text:p>0.0872</text:p>
          </table:table-cell>
          <table:table-cell table:formula="of:=TAN([.D23])" office:value-type="float" office:value="11.4300523027613">
            <text:p>11.430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0">
            <text:p>90.0000</text:p>
          </table:table-cell>
          <table:table-cell table:formula="of:=[.C24]*ATAN(1)/45" office:value-type="float" office:value="1.5707963267949">
            <text:p>1.5708</text:p>
          </table:table-cell>
          <table:table-cell table:formula="of:=SIN([.D24])" office:value-type="float" office:value="1">
            <text:p>1.0000</text:p>
          </table:table-cell>
          <table:table-cell table:formula="of:=COS([.D24])" office:value-type="float" office:value="6.12323399573677E-017">
            <text:p>0.0000</text:p>
          </table:table-cell>
          <table:table-cell table:formula="of:=TAN([.D24])" office:value-type="float" office:value="1.63312393531954E+016">
            <text:p>16331239353195400.0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5">
            <text:p>95.0000</text:p>
          </table:table-cell>
          <table:table-cell table:formula="of:=[.C25]*ATAN(1)/45" office:value-type="float" office:value="1.65806278939461">
            <text:p>1.6581</text:p>
          </table:table-cell>
          <table:table-cell table:formula="of:=SIN([.D25])" office:value-type="float" office:value="0.996194698091746">
            <text:p>0.9962</text:p>
          </table:table-cell>
          <table:table-cell table:formula="of:=COS([.D25])" office:value-type="float" office:value="-0.0871557427476582">
            <text:p>-0.0872</text:p>
          </table:table-cell>
          <table:table-cell table:formula="of:=TAN([.D25])" office:value-type="float" office:value="-11.4300523027613">
            <text:p>-11.430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0">
            <text:p>100.0000</text:p>
          </table:table-cell>
          <table:table-cell table:formula="of:=[.C26]*ATAN(1)/45" office:value-type="float" office:value="1.74532925199433">
            <text:p>1.7453</text:p>
          </table:table-cell>
          <table:table-cell table:formula="of:=SIN([.D26])" office:value-type="float" office:value="0.984807753012208">
            <text:p>0.9848</text:p>
          </table:table-cell>
          <table:table-cell table:formula="of:=COS([.D26])" office:value-type="float" office:value="-0.17364817766693">
            <text:p>-0.1736</text:p>
          </table:table-cell>
          <table:table-cell table:formula="of:=TAN([.D26])" office:value-type="float" office:value="-5.67128181961771">
            <text:p>-5.671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5">
            <text:p>105.0000</text:p>
          </table:table-cell>
          <table:table-cell table:formula="of:=[.C27]*ATAN(1)/45" office:value-type="float" office:value="1.83259571459405">
            <text:p>1.8326</text:p>
          </table:table-cell>
          <table:table-cell table:formula="of:=SIN([.D27])" office:value-type="float" office:value="0.965925826289068">
            <text:p>0.9659</text:p>
          </table:table-cell>
          <table:table-cell table:formula="of:=COS([.D27])" office:value-type="float" office:value="-0.258819045102521">
            <text:p>-0.2588</text:p>
          </table:table-cell>
          <table:table-cell table:formula="of:=TAN([.D27])" office:value-type="float" office:value="-3.73205080756888">
            <text:p>-3.73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0">
            <text:p>110.0000</text:p>
          </table:table-cell>
          <table:table-cell table:formula="of:=[.C28]*ATAN(1)/45" office:value-type="float" office:value="1.91986217719376">
            <text:p>1.9199</text:p>
          </table:table-cell>
          <table:table-cell table:formula="of:=SIN([.D28])" office:value-type="float" office:value="0.939692620785908">
            <text:p>0.9397</text:p>
          </table:table-cell>
          <table:table-cell table:formula="of:=COS([.D28])" office:value-type="float" office:value="-0.342020143325669">
            <text:p>-0.3420</text:p>
          </table:table-cell>
          <table:table-cell table:formula="of:=TAN([.D28])" office:value-type="float" office:value="-2.74747741945462">
            <text:p>-2.74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5">
            <text:p>115.0000</text:p>
          </table:table-cell>
          <table:table-cell table:formula="of:=[.C29]*ATAN(1)/45" office:value-type="float" office:value="2.00712863979348">
            <text:p>2.0071</text:p>
          </table:table-cell>
          <table:table-cell table:formula="of:=SIN([.D29])" office:value-type="float" office:value="0.90630778703665">
            <text:p>0.9063</text:p>
          </table:table-cell>
          <table:table-cell table:formula="of:=COS([.D29])" office:value-type="float" office:value="-0.422618261740699">
            <text:p>-0.4226</text:p>
          </table:table-cell>
          <table:table-cell table:formula="of:=TAN([.D29])" office:value-type="float" office:value="-2.14450692050956">
            <text:p>-2.14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0">
            <text:p>120.0000</text:p>
          </table:table-cell>
          <table:table-cell table:formula="of:=[.C30]*ATAN(1)/45" office:value-type="float" office:value="2.0943951023932">
            <text:p>2.0944</text:p>
          </table:table-cell>
          <table:table-cell table:formula="of:=SIN([.D30])" office:value-type="float" office:value="0.866025403784439">
            <text:p>0.8660</text:p>
          </table:table-cell>
          <table:table-cell table:formula="of:=COS([.D30])" office:value-type="float" office:value="-0.5">
            <text:p>-0.5000</text:p>
          </table:table-cell>
          <table:table-cell table:formula="of:=TAN([.D30])" office:value-type="float" office:value="-1.73205080756888">
            <text:p>-1.73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5">
            <text:p>125.0000</text:p>
          </table:table-cell>
          <table:table-cell table:formula="of:=[.C31]*ATAN(1)/45" office:value-type="float" office:value="2.18166156499291">
            <text:p>2.1817</text:p>
          </table:table-cell>
          <table:table-cell table:formula="of:=SIN([.D31])" office:value-type="float" office:value="0.819152044288992">
            <text:p>0.8192</text:p>
          </table:table-cell>
          <table:table-cell table:formula="of:=COS([.D31])" office:value-type="float" office:value="-0.573576436351046">
            <text:p>-0.5736</text:p>
          </table:table-cell>
          <table:table-cell table:formula="of:=TAN([.D31])" office:value-type="float" office:value="-1.42814800674212">
            <text:p>-1.428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30">
            <text:p>130.0000</text:p>
          </table:table-cell>
          <table:table-cell table:formula="of:=[.C32]*ATAN(1)/45" office:value-type="float" office:value="2.26892802759263">
            <text:p>2.2689</text:p>
          </table:table-cell>
          <table:table-cell table:formula="of:=SIN([.D32])" office:value-type="float" office:value="0.766044443118978">
            <text:p>0.7660</text:p>
          </table:table-cell>
          <table:table-cell table:formula="of:=COS([.D32])" office:value-type="float" office:value="-0.642787609686539">
            <text:p>-0.6428</text:p>
          </table:table-cell>
          <table:table-cell table:formula="of:=TAN([.D32])" office:value-type="float" office:value="-1.19175359259421">
            <text:p>-1.19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35">
            <text:p>135.0000</text:p>
          </table:table-cell>
          <table:table-cell table:formula="of:=[.C33]*ATAN(1)/45" office:value-type="float" office:value="2.35619449019234">
            <text:p>2.3562</text:p>
          </table:table-cell>
          <table:table-cell table:formula="of:=SIN([.D33])" office:value-type="float" office:value="0.707106781186548">
            <text:p>0.7071</text:p>
          </table:table-cell>
          <table:table-cell table:formula="of:=COS([.D33])" office:value-type="float" office:value="-0.707106781186547">
            <text:p>-0.7071</text:p>
          </table:table-cell>
          <table:table-cell table:formula="of:=TAN([.D33])" office:value-type="float" office:value="-1">
            <text:p>-1.0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40">
            <text:p>140.0000</text:p>
          </table:table-cell>
          <table:table-cell table:formula="of:=[.C34]*ATAN(1)/45" office:value-type="float" office:value="2.44346095279206">
            <text:p>2.4435</text:p>
          </table:table-cell>
          <table:table-cell table:formula="of:=SIN([.D34])" office:value-type="float" office:value="0.642787609686539">
            <text:p>0.6428</text:p>
          </table:table-cell>
          <table:table-cell table:formula="of:=COS([.D34])" office:value-type="float" office:value="-0.766044443118978">
            <text:p>-0.7660</text:p>
          </table:table-cell>
          <table:table-cell table:formula="of:=TAN([.D34])" office:value-type="float" office:value="-0.83909963117728">
            <text:p>-0.839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45">
            <text:p>145.0000</text:p>
          </table:table-cell>
          <table:table-cell table:formula="of:=[.C35]*ATAN(1)/45" office:value-type="float" office:value="2.53072741539178">
            <text:p>2.5307</text:p>
          </table:table-cell>
          <table:table-cell table:formula="of:=SIN([.D35])" office:value-type="float" office:value="0.573576436351046">
            <text:p>0.5736</text:p>
          </table:table-cell>
          <table:table-cell table:formula="of:=COS([.D35])" office:value-type="float" office:value="-0.819152044288992">
            <text:p>-0.8192</text:p>
          </table:table-cell>
          <table:table-cell table:formula="of:=TAN([.D35])" office:value-type="float" office:value="-0.70020753820971">
            <text:p>-0.70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0">
            <text:p>150.0000</text:p>
          </table:table-cell>
          <table:table-cell table:formula="of:=[.C36]*ATAN(1)/45" office:value-type="float" office:value="2.61799387799149">
            <text:p>2.6180</text:p>
          </table:table-cell>
          <table:table-cell table:formula="of:=SIN([.D36])" office:value-type="float" office:value="0.5">
            <text:p>0.5000</text:p>
          </table:table-cell>
          <table:table-cell table:formula="of:=COS([.D36])" office:value-type="float" office:value="-0.866025403784439">
            <text:p>-0.8660</text:p>
          </table:table-cell>
          <table:table-cell table:formula="of:=TAN([.D36])" office:value-type="float" office:value="-0.577350269189626">
            <text:p>-0.577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5">
            <text:p>155.0000</text:p>
          </table:table-cell>
          <table:table-cell table:formula="of:=[.C37]*ATAN(1)/45" office:value-type="float" office:value="2.70526034059121">
            <text:p>2.7053</text:p>
          </table:table-cell>
          <table:table-cell table:formula="of:=SIN([.D37])" office:value-type="float" office:value="0.422618261740699">
            <text:p>0.4226</text:p>
          </table:table-cell>
          <table:table-cell table:formula="of:=COS([.D37])" office:value-type="float" office:value="-0.90630778703665">
            <text:p>-0.9063</text:p>
          </table:table-cell>
          <table:table-cell table:formula="of:=TAN([.D37])" office:value-type="float" office:value="-0.466307658154999">
            <text:p>-0.46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60">
            <text:p>160.0000</text:p>
          </table:table-cell>
          <table:table-cell table:formula="of:=[.C38]*ATAN(1)/45" office:value-type="float" office:value="2.79252680319093">
            <text:p>2.7925</text:p>
          </table:table-cell>
          <table:table-cell table:formula="of:=SIN([.D38])" office:value-type="float" office:value="0.342020143325669">
            <text:p>0.3420</text:p>
          </table:table-cell>
          <table:table-cell table:formula="of:=COS([.D38])" office:value-type="float" office:value="-0.939692620785908">
            <text:p>-0.9397</text:p>
          </table:table-cell>
          <table:table-cell table:formula="of:=TAN([.D38])" office:value-type="float" office:value="-0.363970234266203">
            <text:p>-0.36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65">
            <text:p>165.0000</text:p>
          </table:table-cell>
          <table:table-cell table:formula="of:=[.C39]*ATAN(1)/45" office:value-type="float" office:value="2.87979326579064">
            <text:p>2.8798</text:p>
          </table:table-cell>
          <table:table-cell table:formula="of:=SIN([.D39])" office:value-type="float" office:value="0.258819045102521">
            <text:p>0.2588</text:p>
          </table:table-cell>
          <table:table-cell table:formula="of:=COS([.D39])" office:value-type="float" office:value="-0.965925826289068">
            <text:p>-0.9659</text:p>
          </table:table-cell>
          <table:table-cell table:formula="of:=TAN([.D39])" office:value-type="float" office:value="-0.267949192431123">
            <text:p>-0.267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70">
            <text:p>170.0000</text:p>
          </table:table-cell>
          <table:table-cell table:formula="of:=[.C40]*ATAN(1)/45" office:value-type="float" office:value="2.96705972839036">
            <text:p>2.9671</text:p>
          </table:table-cell>
          <table:table-cell table:formula="of:=SIN([.D40])" office:value-type="float" office:value="0.17364817766693">
            <text:p>0.1736</text:p>
          </table:table-cell>
          <table:table-cell table:formula="of:=COS([.D40])" office:value-type="float" office:value="-0.984807753012208">
            <text:p>-0.9848</text:p>
          </table:table-cell>
          <table:table-cell table:formula="of:=TAN([.D40])" office:value-type="float" office:value="-0.176326980708465">
            <text:p>-0.17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75">
            <text:p>175.0000</text:p>
          </table:table-cell>
          <table:table-cell table:formula="of:=[.C41]*ATAN(1)/45" office:value-type="float" office:value="3.05432619099008">
            <text:p>3.0543</text:p>
          </table:table-cell>
          <table:table-cell table:formula="of:=SIN([.D41])" office:value-type="float" office:value="0.0871557427476586">
            <text:p>0.0872</text:p>
          </table:table-cell>
          <table:table-cell table:formula="of:=COS([.D41])" office:value-type="float" office:value="-0.996194698091746">
            <text:p>-0.9962</text:p>
          </table:table-cell>
          <table:table-cell table:formula="of:=TAN([.D41])" office:value-type="float" office:value="-0.0874886635259245">
            <text:p>-0.0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80">
            <text:p>180.0000</text:p>
          </table:table-cell>
          <table:table-cell table:formula="of:=[.C42]*ATAN(1)/45" office:value-type="float" office:value="3.14159265358979">
            <text:p>3.1416</text:p>
          </table:table-cell>
          <table:table-cell table:formula="of:=SIN([.D42])" office:value-type="float" office:value="1.22464679914735E-016">
            <text:p>0.0000</text:p>
          </table:table-cell>
          <table:table-cell table:formula="of:=COS([.D42])" office:value-type="float" office:value="-1">
            <text:p>-1.0000</text:p>
          </table:table-cell>
          <table:table-cell table:formula="of:=TAN([.D42])" office:value-type="float" office:value="-1.22464679914735E-016">
            <text:p>0.0000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9/22/2014</text:date>, <text:time>09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4-09-22T08:09:32.42</meta:creation-date>
    <dc:date>2014-09-22T09:44:59.64</dc:date>
    <dc:creator>RCC RCCD</dc:creator>
    <meta:editing-duration>PT1H19M57S</meta:editing-duration>
    <meta:editing-cycles>1</meta:editing-cycles>
    <meta:document-statistic meta:table-count="3" meta:cell-count="191" meta:object-count="0"/>
    <meta:generator>OpenOffice/4.1.0$Win32 OpenOffice.org_project/410m18$Build-9764</meta:generator>
  </office:meta>
</office:document-meta>
</file>